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5403" officeooo:paragraph-rsid="001f5403"/>
    </style:style>
    <style:style style:name="P2" style:family="paragraph" style:parent-style-name="Standard">
      <style:text-properties officeooo:rsid="0020bfdd" officeooo:paragraph-rsid="0020bfdd"/>
    </style:style>
    <style:style style:name="P3" style:family="paragraph" style:parent-style-name="Standard">
      <style:text-properties officeooo:rsid="00216519" officeooo:paragraph-rsid="002263fe"/>
    </style:style>
    <style:style style:name="P4" style:family="paragraph" style:parent-style-name="Standard">
      <style:text-properties officeooo:rsid="00229aad" officeooo:paragraph-rsid="00229aad"/>
    </style:style>
    <style:style style:name="T1" style:family="text">
      <style:text-properties officeooo:rsid="001f76f6"/>
    </style:style>
    <style:style style:name="T2" style:family="text">
      <style:text-properties officeooo:rsid="00216519"/>
    </style:style>
    <style:style style:name="T3" style:family="text">
      <style:text-properties officeooo:rsid="002263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stin Bailey</text:p>
      <text:p text:style-name="P1">2550099</text:p>
      <text:p text:style-name="P1">EECS 665 Compilers</text:p>
      <text:p text:style-name="P4">Lab2</text:p>
      <text:p text:style-name="P1"/>
      <text:p text:style-name="P1">Question 1: -DCORRECT removes the errors in step 1 because the -D flag is used to define the macro CORRECT so the second time the compilation is attempted, the #ifdef CORRECT lines do not prevent execution in the following files: defs2.h, pre-proc1.c.</text:p>
      <text:p text:style-name="P1"/>
      <text:p text:style-name="P1">Question 2: -lm resolves the error because it links to the m library <text:span text:style-name="T1">specifically libm.so because we didn’t use the -static flag. If we did it would search for libm.a</text:span></text:p>
      <text:p text:style-name="P1"/>
      <text:p text:style-name="P2">Question 3: <text:span text:style-name="T2">in a.out, the linker has generated the code that calling the function executes, while in linker3.o there are references to the function, not the function itself</text:span></text:p>
      <text:p text:style-name="P2"/>
      <text:p text:style-name="P3">Question 4: adding LD_LI<text:span text:style-name="T3">BRARY_PATH=$</text:span>LD_LI<text:span text:style-name="T3">BRARY_PATH:./lib, we fix the error in accessing the shared libraries (specifically libmul.so), so the compiler has access to all of the files it nee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53:23.112731961</meta:creation-date>
    <meta:generator>LibreOffice/5.1.6.2$Linux_X86_64 LibreOffice_project/10m0$Build-2</meta:generator>
    <dc:date>2017-09-13T12:34:38.985935236</dc:date>
    <meta:editing-duration>PT9M48S</meta:editing-duration>
    <meta:editing-cycles>3</meta:editing-cycles>
    <meta:document-statistic meta:table-count="0" meta:image-count="0" meta:object-count="0" meta:page-count="1" meta:paragraph-count="8" meta:word-count="134" meta:character-count="822" meta:non-whitespace-character-count="696"/>
  </office:meta>
</office:document-meta>
</file>